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.00-1.24</text:p>
          </table:table-cell>
          <table:table-cell office:value-type="float" office:value="1831" calcext:value-type="float">
            <text:p>1831</text:p>
          </table:table-cell>
          <table:table-cell table:formula="of:=[.B1]/[.B10]" office:value-type="float" office:value="0.000911486723954429" calcext:value-type="float">
            <text:p>0.0009114867</text:p>
          </table:table-cell>
          <table:table-cell table:formula="of:=[.C1]*100" office:value-type="float" office:value="0.0911486723954429" calcext:value-type="float">
            <text:p>0.0911486724</text:p>
          </table:table-cell>
        </table:table-row>
        <table:table-row table:style-name="ro1">
          <table:table-cell office:value-type="string" calcext:value-type="string">
            <text:p>1.25-1.74</text:p>
          </table:table-cell>
          <table:table-cell office:value-type="float" office:value="7702" calcext:value-type="float">
            <text:p>7702</text:p>
          </table:table-cell>
          <table:table-cell table:formula="of:=[.B2]/[.B10]" office:value-type="float" office:value="0.00383411837678701" calcext:value-type="float">
            <text:p>0.0038341184</text:p>
          </table:table-cell>
          <table:table-cell table:formula="of:=[.C2]*100" office:value-type="float" office:value="0.383411837678701" calcext:value-type="float">
            <text:p>0.3834118377</text:p>
          </table:table-cell>
        </table:table-row>
        <table:table-row table:style-name="ro1">
          <table:table-cell office:value-type="string" calcext:value-type="string">
            <text:p>1.75-2.24</text:p>
          </table:table-cell>
          <table:table-cell office:value-type="float" office:value="19894" calcext:value-type="float">
            <text:p>19894</text:p>
          </table:table-cell>
          <table:table-cell table:formula="of:=[.B3]/[.B10]" office:value-type="float" office:value="0.00990339535027275" calcext:value-type="float">
            <text:p>0.0099033954</text:p>
          </table:table-cell>
          <table:table-cell table:formula="of:=[.C3]*100" office:value-type="float" office:value="0.990339535027275" calcext:value-type="float">
            <text:p>0.990339535</text:p>
          </table:table-cell>
        </table:table-row>
        <table:table-row table:style-name="ro1">
          <table:table-cell office:value-type="string" calcext:value-type="string">
            <text:p>2.25-2.74</text:p>
          </table:table-cell>
          <table:table-cell office:value-type="float" office:value="48707" calcext:value-type="float">
            <text:p>48707</text:p>
          </table:table-cell>
          <table:table-cell table:formula="of:=[.B4]/[.B10]" office:value-type="float" office:value="0.0242467415967495" calcext:value-type="float">
            <text:p>0.0242467416</text:p>
          </table:table-cell>
          <table:table-cell table:formula="of:=[.C4]*100" office:value-type="float" office:value="2.42467415967495" calcext:value-type="float">
            <text:p>2.4246741597</text:p>
          </table:table-cell>
        </table:table-row>
        <table:table-row table:style-name="ro1">
          <table:table-cell office:value-type="string" calcext:value-type="string">
            <text:p>2.75-3.24</text:p>
          </table:table-cell>
          <table:table-cell office:value-type="float" office:value="107941" calcext:value-type="float">
            <text:p>107941</text:p>
          </table:table-cell>
          <table:table-cell table:formula="of:=[.B5]/[.B10]" office:value-type="float" office:value="0.0537339095960486" calcext:value-type="float">
            <text:p>0.0537339096</text:p>
          </table:table-cell>
          <table:table-cell table:formula="of:=[.C5]*100" office:value-type="float" office:value="5.37339095960486" calcext:value-type="float">
            <text:p>5.3733909596</text:p>
          </table:table-cell>
        </table:table-row>
        <table:table-row table:style-name="ro1">
          <table:table-cell office:value-type="string" calcext:value-type="string">
            <text:p>3.25-3.74</text:p>
          </table:table-cell>
          <table:table-cell office:value-type="float" office:value="245643" calcext:value-type="float">
            <text:p>245643</text:p>
          </table:table-cell>
          <table:table-cell table:formula="of:=[.B6]/[.B10]" office:value-type="float" office:value="0.122283087565449" calcext:value-type="float">
            <text:p>0.1222830876</text:p>
          </table:table-cell>
          <table:table-cell table:formula="of:=[.C6]*100" office:value-type="float" office:value="12.2283087565449" calcext:value-type="float">
            <text:p>12.2283087565</text:p>
          </table:table-cell>
        </table:table-row>
        <table:table-row table:style-name="ro1">
          <table:table-cell office:value-type="string" calcext:value-type="string">
            <text:p>3.75-4.24</text:p>
          </table:table-cell>
          <table:table-cell office:value-type="float" office:value="495257" calcext:value-type="float">
            <text:p>495257</text:p>
          </table:table-cell>
          <table:table-cell table:formula="of:=[.B7]/[.B10]" office:value-type="float" office:value="0.246542971297378" calcext:value-type="float">
            <text:p>0.2465429713</text:p>
          </table:table-cell>
          <table:table-cell table:formula="of:=[.C7]*100" office:value-type="float" office:value="24.6542971297378" calcext:value-type="float">
            <text:p>24.6542971297</text:p>
          </table:table-cell>
        </table:table-row>
        <table:table-row table:style-name="ro1">
          <table:table-cell office:value-type="string" calcext:value-type="string">
            <text:p>4.25-4.74</text:p>
          </table:table-cell>
          <table:table-cell office:value-type="float" office:value="750529" calcext:value-type="float">
            <text:p>750529</text:p>
          </table:table-cell>
          <table:table-cell table:formula="of:=[.B8]/[.B10]" office:value-type="float" office:value="0.373619453546037" calcext:value-type="float">
            <text:p>0.3736194535</text:p>
          </table:table-cell>
          <table:table-cell table:formula="of:=[.C8]*100" office:value-type="float" office:value="37.3619453546037" calcext:value-type="float">
            <text:p>37.3619453546</text:p>
          </table:table-cell>
        </table:table-row>
        <table:table-row table:style-name="ro1">
          <table:table-cell office:value-type="string" calcext:value-type="string">
            <text:p>4.75-5.00</text:p>
          </table:table-cell>
          <table:table-cell office:value-type="float" office:value="331302" calcext:value-type="float">
            <text:p>331302</text:p>
          </table:table-cell>
          <table:table-cell table:formula="of:=[.B9]/[.B10]" office:value-type="float" office:value="0.164924835947324" calcext:value-type="float">
            <text:p>0.1649248359</text:p>
          </table:table-cell>
          <table:table-cell table:formula="of:=[.C9]*100" office:value-type="float" office:value="16.4924835947324" calcext:value-type="float">
            <text:p>16.4924835947</text:p>
          </table:table-cell>
        </table:table-row>
        <table:table-row table:style-name="ro1">
          <table:table-cell/>
          <table:table-cell table:formula="of:=SUM([.B1:.B9])" office:value-type="float" office:value="2008806" calcext:value-type="float">
            <text:p>20088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5-12-07T16:27:15.140796286</meta:creation-date>
    <dc:date>2015-12-07T17:01:13.388432869</dc:date>
    <dc:creator>kyle </dc:creator>
    <meta:editing-duration>PT18M48S</meta:editing-duration>
    <meta:editing-cycles>1</meta:editing-cycles>
    <meta:document-statistic meta:table-count="1" meta:cell-count="37" meta:object-count="0"/>
    <meta:generator>LibreOffice/4.2.6.3$Linux_X86_64 LibreOffice_project/420m0$Build-3</meta:generator>
  </office:meta>
</office:document-meta>
</file>